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3d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share of the population in high-income countries (like Germany and the USA) live in</text:p>
      <text:p text:style-name="P1">extreme poverty (with less than $2/day)?</text:p>
      <text:p text:style-name="Standard">A. Less than 1%</text:p>
      <text:p text:style-name="Standard">B. Around 11%</text:p>
      <text:p text:style-name="Standard">C. Around 21%</text:p>
      <text:p text:style-name="P1">2. What happened to CO2 emissions from the EU and USA since 2005?</text:p>
      <text:p text:style-name="Standard">A. They decreased 20%</text:p>
      <text:p text:style-name="Standard">B. They stayed the same</text:p>
      <text:p text:style-name="Standard">C. They increased 20%</text:p>
      <text:p text:style-name="P1">3. What share of the world's population are international refugees?</text:p>
      <text:p text:style-name="Standard">A. Around 0.6%</text:p>
      <text:p text:style-name="Standard">B. Around 6%</text:p>
      <text:p text:style-name="Standard">C. Around 16%</text:p>
      <text:p text:style-name="P1">4. For all vertebrate species (animals with skeletons), how much did their wild populations decline</text:p>
      <text:p text:style-name="P1">on average during the past 50 years?</text:p>
      <text:p text:style-name="Standard">A. Around 10% decline</text:p>
      <text:p text:style-name="Standard">B. Around 40% decline</text:p>
      <text:p text:style-name="Standard">C. Around 70% decline</text:p>
      <text:p text:style-name="P1">5. Countries with incomes like India, Morocco and Bolivia, emit how much CO2 per person,</text:p>
      <text:p text:style-name="P1">compared to high-income countries?</text:p>
      <text:p text:style-name="Standard">A. 80% less</text:p>
      <text:p text:style-name="Standard">B. 40% less</text:p>
      <text:p text:style-name="Standard">C. 20% more</text:p>
      <text:p text:style-name="P1">6. Of all money earned in the world, how much comes from services, such as administration,</text:p>
      <text:p text:style-name="P1">banking, care, teaching, transport and entertainment?</text:p>
      <text:p text:style-name="Standard">A. Around 30%</text:p>
      <text:p text:style-name="Standard">B. Around 45%</text:p>
      <text:p text:style-name="Standard">C. More than 60%</text:p>
      <text:p text:style-name="P1">7. In 1990, 58% of the world's population lived in low-income countries. What is the share today?</text:p>
      <text:p text:style-name="Standard">A. Around 9%</text:p>
      <text:p text:style-name="Standard">B. Around 37%</text:p>
      <text:p text:style-name="Standard">C. Around 61%</text:p>
      <text:p text:style-name="P1">8. During the past 40 years the total amount of oil and natural gas in known underground reserves:</text:p>
      <text:p text:style-name="Standard">A. Reduced to less than half</text:p>
      <text:p text:style-name="Standard">B. Remained about the same</text:p>
      <text:p text:style-name="Standard">C. More than doubled</text:p>
      <text:p text:style-name="P1">9. How many people worldwide have their basic needs met when it comes to food, water, toilets, electricity, schooling and healthcare?</text:p>
      <text:p text:style-name="Standard">A. Around 25%</text:p>
      <text:p text:style-name="Standard">B. Around 55%</text:p>
      <text:p text:style-name="Standard">C. Around 85%</text:p>
      <text:p text:style-name="P1">10. In 1980, roughly 40% of the world's population lived in extreme poverty, with less than $2 per day. What is the share today?</text:p>
      <text:p text:style-name="Standard">A. Around 10%</text:p>
      <text:p text:style-name="Standard">B. Around 30%</text:p>
      <text:p text:style-name="Standard">C. Around 50%</text:p>
      <text:p text:style-name="P2"><text:span text:style-name="T1">11. Of all financial aid received by the least developed countries, how much comes from charity and philanthropy?</text:span></text:p>
      <text:p text:style-name="Standard">A. Around 5%</text:p>
      <text:p text:style-name="Standard">B. Around 25%</text:p>
      <text:p text:style-name="Standard">C. Around 50%</text:p>
      <text:p text:style-name="P1">12. In 1990, 39% of the global labour force was female. What is this value today?</text:p>
      <text:p text:style-name="Standard">A. Around 39%</text:p>
      <text:p text:style-name="Standard">B. Around 42%</text:p>
      <text:p text:style-name="Standard">C. Around 46%</text:p>
      <text:p text:style-name="P1">13. In 2023, the number of children who died before age five was around 4% worldwide. What was</text:p>
      <text:p text:style-name="P1">this number back in 1900?</text:p>
      <text:p text:style-name="Standard">A. Around 14%</text:p>
      <text:p text:style-name="Standard">B. Around 20%</text:p>
      <text:p text:style-name="Standard">C. Around 40%</text:p>
      <text:p text:style-name="P1">14. Globally, around 140 million children are used for child labor. In what sector do the majority of</text:p>
      <text:p text:style-name="P1">them work?</text:p>
      <text:p text:style-name="Standard">A. Industry</text:p>
      <text:p text:style-name="Standard">B. Agriculture</text:p>
      <text:p text:style-name="Standard">C. Services</text:p>
      <text:p text:style-name="P1">15. Megacities are cities with more than 10 million inhabitants. What share of the world's population is expected to live in megacities in 2030?</text:p>
      <text:p text:style-name="Standard">A. Around 9%</text:p>
      <text:p text:style-name="Standard">B. Around 39%</text:p>
      <text:p text:style-name="Standard">C. Around 69%</text:p>
      <text:p text:style-name="P1">16. In the 1950s, 50% of all wars occurred between countries that are recognized as sovereign</text:p>
      <text:p text:style-name="P1">states by the UN. What is that number today?</text:p>
      <text:p text:style-name="Standard">A. Around 7%</text:p>
      <text:p text:style-name="Standard">B. Around 25%</text:p>
      <text:p text:style-name="Standard">C. Around 55%</text:p>
      <text:p text:style-name="P1">17. In which countries are people on average least satisfied with their lives?</text:p>
      <text:p text:style-name="Standard">A. Low-income countries</text:p>
      <text:p text:style-name="Standard">B. Middle-income countries</text:p>
      <text:p text:style-name="Standard">C. High-income countries</text:p>
      <text:p text:style-name="P1">18. When biologists started counting fish in the oceans in 1950, around 1% of existing fish stocks were overexploited. By 2021 this share was...</text:p>
      <text:p text:style-name="Standard">A. ...around 5%</text:p>
      <text:p text:style-name="Standard">B. ...around 20%</text:p>
      <text:p text:style-name="Standard">C. ...more than 35%<text:line-break/><text:line-break/><text:span text:style-name="T2">Source: https://upgrader.gapminder.org/c/sdg-world-un-goal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4:33:19.078156085</meta:creation-date>
    <dc:date>2025-08-01T14:35:23.911105563</dc:date>
    <meta:editing-duration>PT2M5S</meta:editing-duration>
    <meta:editing-cycles>1</meta:editing-cycles>
    <meta:document-statistic meta:table-count="0" meta:image-count="0" meta:object-count="0" meta:page-count="2" meta:paragraph-count="79" meta:word-count="528" meta:character-count="2931" meta:non-whitespace-character-count="2481"/>
    <meta:generator>LibreOffice/24.2.7.2$Linux_X86_64 LibreOffice_project/420$Build-2</meta:generator>
  </office:meta>
</office:document-meta>
</file>